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0a25a2" officeooo:paragraph-rsid="000a25a2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12b113" officeooo:paragraph-rsid="0012b113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15a56b" officeooo:paragraph-rsid="0015a56b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169806" officeooo:paragraph-rsid="00169806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117879" officeooo:paragraph-rsid="00117879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194174" officeooo:paragraph-rsid="00194174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Times New Roman" fo:font-size="12pt" fo:font-weight="bold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 style:master-page-name="HTML">
      <style:paragraph-properties fo:margin-top="0cm" fo:margin-bottom="0cm" loext:contextual-spacing="false" style:page-number="auto"/>
      <style:text-properties style:font-name="Times New Roman" fo:font-size="12pt" fo:font-weight="bold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12pt" officeooo:rsid="000b6749" officeooo:paragraph-rsid="000b6749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2pt" fo:font-weight="normal" officeooo:rsid="000d2913" officeooo:paragraph-rsid="000d2913" style:font-size-asian="12pt" style:font-weight-asian="normal" style:font-size-complex="12pt" style:font-weight-complex="normal"/>
    </style:style>
    <style:style style:name="P13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2pt" fo:font-weight="normal" officeooo:rsid="000efe5d" officeooo:paragraph-rsid="000efe5d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2pt" fo:font-weight="normal" officeooo:rsid="000f294c" officeooo:paragraph-rsid="000f294c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left="1.251cm" fo:margin-right="0cm" fo:margin-top="0cm" fo:margin-bottom="0cm" loext:contextual-spacing="false" fo:text-indent="0cm" style:auto-text-indent="false"/>
      <style:text-properties style:font-name="Times New Roman" fo:font-size="12pt" officeooo:rsid="000d2913" officeooo:paragraph-rsid="000d2913" style:font-size-asian="12pt" style:font-size-complex="12pt"/>
    </style:style>
    <style:style style:name="T1" style:family="text">
      <style:text-properties officeooo:rsid="001775aa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ame</text:p>
      <text:p text:style-name="P2">Metzelei</text:p>
      <text:p text:style-name="P8"><text:bookmark text:name="bjia9"/><text:bookmark text:name="bjia8"/><text:bookmark text:name="bjia7"/></text:p>
      <text:p text:style-name="P8"><text:bookmark text:name="bjia11"/><text:bookmark text:name="bjia10"/>Beschreibung</text:p>
      <text:p text:style-name="P7">Die Drachentöterin verlangt von euch, sie auf ihrem Feldzug gegen die Kreaturen des Waldes zu begleiten, damit ihr anderen von ihren Heldentaten berichten könnt.</text:p>
      <text:p text:style-name="P1"><text:bookmark text:name="bjia14"/><text:bookmark text:name="bjia13"/></text:p>
      <text:p text:style-name="P8"><text:bookmark text:name="bjia16"/><text:bookmark text:name="bjia15"/>Typ</text:p>
      <text:p text:style-name="P2">Primär (optional)</text:p>
      <text:p text:style-name="P1"/>
      <text:p text:style-name="P8"><text:bookmark text:name="x9n43"/><text:bookmark text:name="bjia18"/>Auftraggeber</text:p>
      <text:p text:style-name="P2">Drachentöterin</text:p>
      <text:p text:style-name="P8"><text:bookmark text:name="v1ic1"/><text:bookmark text:name="v1ic0"/><text:bookmark text:name="bjia182"/></text:p>
      <text:p text:style-name="P8"><text:bookmark text:name="v1ic2"/><text:bookmark text:name="bjia183"/>Verlauf</text:p>
      <text:p text:style-name="P2">Die Spieler erhalten die Kontrolle über die Drachentöterin.</text:p>
      <text:p text:style-name="P6">Drachentöterin: „In der Nähe befindet sich ein mächtiger Vampir, der über eine Hand voll Diener gebietet. Es wird Zeit, ihn abzuschlachten und dieses Land von einem weiteren Parasiten zu befreien!“</text:p>
      <text:p text:style-name="P2">Das erste Ziel ist der Vampirgebieter.</text:p>
      <text:p text:style-name="P3">Drachentöterin: „Gute Arbeit! Das war aber nicht der einzige Vampir in dieser Gegend. Weiter westlich befinden sich noch weitere seiner Art.“</text:p>
      <text:p text:style-name="P2">Das zweite Ziel sind die Vampire.</text:p>
      <text:p text:style-name="P3">Drachentöterin: „Erst gestern beobachtete ich einen dunklen Engel des Todes, weiter östlich. Lasst ihn uns vernichten!“</text:p>
      <text:p text:style-name="P2">Das vierte Ziel ist der Todesengel.</text:p>
      <text:p text:style-name="P3">Drachentöterin: „Einige untote Drachen haben sich weiter nördlich versammelt. Auf zum Kampf!“</text:p>
      <text:p text:style-name="P2">Das fünfte Ziel sind die Knochendrachen.</text:p>
      <text:p text:style-name="P4">Drachentöterin: „Ausgezeichnet! In der Nähe befindet sich eine Höhle mit einer geheimen Gruft. Sie wird von Eingeweihten auch „die Todesgruft“ genannt.“</text:p>
      <text:p text:style-name="P2">Danach soll man die Höhle beim Steinkreis betreten. Dabei wird das Video „Todesgruft“ abgespielt.</text:p>
      <text:p text:style-name="P5">Nachdem die Medusa getötet wurde, spricht die Drachentöterin erneut.</text:p>
      <text:p text:style-name="P5">Drachentöterin: „Dieses Dreckschlangenvieh! Los, weiter, in die Gruft hinein!“</text:p>
      <text:p text:style-name="P2">Hat man die Höhle gesäubert (spezielle Anführer einmal getötet) wird der Auftrag abgeschlossen und das Video „Blutrausch“ abgespielt</text:p>
      <text:p text:style-name="P1"><text:bookmark text:name="bjia19"/><text:bookmark text:name="bjia185"/></text:p>
      <text:p text:style-name="P8"><text:bookmark text:name="bjia21"/><text:bookmark text:name="bjia20"/>Ziele</text:p>
      <text:list xml:id="list5343129410038706607" text:style-name="L1">
        <text:list-item>
          <text:p text:style-name="P11"><text:bookmark text:name="q_5s0"/>Tötet den Vampirgebieter.</text:p>
        </text:list-item>
        <text:list-item>
          <text:p text:style-name="P11"><text:bookmark text:name="p0.f0"/>Tötet die Vampire.</text:p>
        </text:list-item>
        <text:list-item>
          <text:p text:style-name="P11">Tötet den Todesengel.</text:p>
        </text:list-item>
        <text:list-item>
          <text:p text:style-name="P11">Tötet die Knochendrachen.</text:p>
        </text:list-item>
        <text:list-item>
          <text:p text:style-name="P11">Tötet die Medusa.</text:p>
        </text:list-item>
        <text:list-item>
          <text:p text:style-name="P11">Tötet den Diakon der Finsternis.</text:p>
        </text:list-item>
        <text:list-item>
          <text:p text:style-name="P15">Video „Blutrausch“</text:p>
        </text:list-item>
      </text:list>
      <text:p text:style-name="P1"/>
      <text:p text:style-name="P9">Belohnungen</text:p>
      <text:list xml:id="list5643656178982026384" text:style-name="L2">
        <text:list-item>
          <text:p text:style-name="P12"><text:span text:style-name="T1">5</text:span>000 Erfahrung</text:p>
        </text:list-item>
        <text:list-item>
          <text:p text:style-name="P12">Blutamulett</text:p>
        </text:list-item>
        <text:list-item>
          <text:p text:style-name="P13">Drachenschuppe</text:p>
        </text:list-item>
        <text:list-item>
          <text:p text:style-name="P14">2 große Heiltränke</text:p>
        </text:list-item>
        <text:list-item>
          <text:p text:style-name="P14">2 große Manatränk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loext:contextual-spacing="false" fo:text-indent="0cm" style:auto-text-indent="false"/>
      <style:text-properties style:font-name="Verdana" fo:font-family="Verdana, sans-serif" fo:font-size="10pt" style:font-name-asian="Verdana" style:font-family-asian="Verdana, sans-serif" style:font-size-asian="10pt" style:font-name-complex="Verdana" style:font-family-complex="Verdana, sans-serif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 loext:contextual-spacing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3-06T13:08:27</meta:creation-date>
    <dc:language>en-US</dc:language>
    <meta:editing-cycles>17</meta:editing-cycles>
    <meta:editing-duration>PT1H26M39S</meta:editing-duration>
    <meta:initial-creator>Tamino Dauth</meta:initial-creator>
    <dc:date>2015-07-16T20:55:50.537000000</dc:date>
    <meta:document-statistic meta:table-count="0" meta:image-count="0" meta:object-count="0" meta:page-count="1" meta:paragraph-count="37" meta:word-count="261" meta:character-count="1779" meta:non-whitespace-character-count="1567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